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29200000086F3A88ED98B7FB1B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6.378cm" fo:margin-left="-0.764cm" fo:margin-top="0cm" fo:margin-bottom="0cm" style:page-number="auto" table:align="left" style:writing-mode="lr-tb"/>
    </style:style>
    <style:style style:name="Table1.A" style:family="table-column">
      <style:table-column-properties style:column-width="5.459cm"/>
    </style:style>
    <style:style style:name="Table1.B" style:family="table-column">
      <style:table-column-properties style:column-width="4.145cm"/>
    </style:style>
    <style:style style:name="Table1.C" style:family="table-column">
      <style:table-column-properties style:column-width="1.31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le1.A2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4" style:family="table-row">
      <style:table-row-properties style:min-row-height="1.75cm" fo:keep-together="auto"/>
    </style:style>
    <style:style style:name="Table1.A4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5" style:family="table-row">
      <style:table-row-properties style:min-row-height="2.378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4.967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D15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fo:language="es" fo:country="AR" fo:font-weight="bold" officeooo:paragraph-rsid="002ff927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s" fo:country="AR"/>
    </style:style>
    <style:style style:name="P6" style:family="paragraph" style:parent-style-name="Standard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language="es" fo:country="AR" fo:font-weight="normal" officeooo:rsid="0020bf5e" officeooo:paragraph-rsid="0020bf5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es" fo:country="AR" fo:font-weight="normal" officeooo:rsid="0023c9a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23c9a1" officeooo:paragraph-rsid="0023c9a1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s" fo:country="AR" fo:font-weight="normal" officeooo:paragraph-rsid="0023c9a1" style:font-weight-asian="normal"/>
    </style:style>
    <style:style style:name="P12" style:family="paragraph" style:parent-style-name="Standard">
      <style:paragraph-properties fo:text-align="justify" style:justify-single-word="false"/>
      <style:text-properties fo:language="es" fo:country="AR" fo:font-weight="normal" officeooo:paragraph-rsid="0025a8b5" style:font-weight-asian="normal"/>
    </style:style>
    <style:style style:name="P13" style:family="paragraph" style:parent-style-name="Standard">
      <style:paragraph-properties fo:text-align="justify" style:justify-single-word="false"/>
      <style:text-properties fo:language="es" fo:country="AR" fo:font-weight="normal" officeooo:paragraph-rsid="0027e3c9" style:font-weight-asian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ize="16pt" fo:language="es" fo:country="AR" fo:font-style="italic" fo:font-weight="bold" style:font-size-asian="16pt" style:font-style-asian="italic" style:font-weight-asian="bold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Texto_20_independiente_20_3">
      <style:text-properties fo:language="es" fo:country="AR" officeooo:rsid="001f0e8c" officeooo:paragraph-rsid="001f0e8c"/>
    </style:style>
    <style:style style:name="P19" style:family="paragraph" style:parent-style-name="Standard" style:list-style-name="WWNum1"/>
    <style:style style:name="P20" style:family="paragraph" style:parent-style-name="Standard" style:list-style-name="WWNum1">
      <style:text-properties officeooo:paragraph-rsid="00309da5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es" fo:country="AR" fo:font-style="italic" fo:font-weight="normal" officeooo:rsid="002ff927" officeooo:paragraph-rsid="002ff927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s" fo:country="AR" officeooo:rsid="00398ef5"/>
    </style:style>
    <style:style style:name="P23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3ce79b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26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3ce79b" style:font-weight-asian="bold"/>
    </style:style>
    <style:style style:name="P27" style:family="paragraph" style:parent-style-name="Standard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s" fo:country="AR" fo:font-weight="normal" officeooo:paragraph-rsid="00174f7a" style:font-weight-asian="normal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s" fo:country="AR" fo:font-weight="normal" officeooo:rsid="003ce79b" officeooo:paragraph-rsid="003ce79b" style:font-weight-asian="normal" style:font-weight-complex="normal"/>
    </style:style>
    <style:style style:name="P31" style:family="paragraph" style:parent-style-name="Standard" style:list-style-name="L4">
      <style:paragraph-properties fo:text-align="justify" style:justify-single-word="false"/>
      <style:text-properties fo:language="es" fo:country="AR" fo:font-weight="normal" officeooo:rsid="003ce79b" officeooo:paragraph-rsid="003ce79b" style:font-weight-asian="normal" style:font-weight-complex="normal"/>
    </style:style>
    <style:style style:name="P3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3eb523" officeooo:paragraph-rsid="003eb523" style:font-weight-asian="normal" style:font-weight-complex="normal"/>
    </style:style>
    <style:style style:name="P33" style:family="paragraph" style:parent-style-name="Standard" style:list-style-name="L3">
      <style:paragraph-properties fo:text-align="justify" style:justify-single-word="false" style:snap-to-layout-grid="false"/>
      <style:text-properties fo:language="es" fo:country="AR" fo:font-weight="normal" officeooo:rsid="003eb523" officeooo:paragraph-rsid="003eb523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 style:snap-to-layout-grid="false"/>
      <style:text-properties officeooo:paragraph-rsid="00398ef5"/>
    </style:style>
    <style:style style:name="P36" style:family="paragraph" style:parent-style-name="Standard">
      <style:paragraph-properties fo:text-align="justify" style:justify-single-word="false" style:snap-to-layout-grid="false"/>
      <style:text-properties officeooo:paragraph-rsid="003eb523"/>
    </style:style>
    <style:style style:name="P37" style:family="paragraph" style:parent-style-name="Standard" style:list-style-name="L3">
      <style:paragraph-properties fo:text-align="justify" style:justify-single-word="false" style:snap-to-layout-grid="false"/>
      <style:text-properties officeooo:paragraph-rsid="003eb523"/>
    </style:style>
    <style:style style:name="P38" style:family="paragraph" style:parent-style-name="Standard">
      <style:paragraph-properties fo:text-align="justify" style:justify-single-word="false"/>
      <style:text-properties officeooo:paragraph-rsid="0045e0b9"/>
    </style:style>
    <style:style style:name="P39" style:family="paragraph" style:parent-style-name="Standard">
      <style:paragraph-properties fo:text-align="justify" style:justify-single-word="false"/>
      <style:text-properties fo:font-weight="bold" officeooo:rsid="0045e0b9" officeooo:paragraph-rsid="0045e0b9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officeooo:rsid="0045e0b9" officeooo:paragraph-rsid="0045e0b9"/>
    </style:style>
    <style:style style:name="P41" style:family="paragraph" style:parent-style-name="Standard">
      <style:paragraph-properties fo:margin-left="5.251cm" fo:margin-right="0.376cm" fo:text-align="justify" style:justify-single-word="false" fo:text-indent="-5.251cm" style:auto-text-indent="false"/>
      <style:text-properties fo:language="es" fo:country="AR" fo:font-weight="bold" officeooo:paragraph-rsid="003c7baa" style:font-weight-asian="bold"/>
    </style:style>
    <style:style style:name="P42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fo:font-weight="bold" officeooo:rsid="009246c1" officeooo:paragraph-rsid="003c7baa" style:font-weight-asian="bold" style:font-weight-complex="bold"/>
    </style:style>
    <style:style style:name="P43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3c7baa"/>
    </style:style>
    <style:style style:name="P44" style:family="paragraph" style:parent-style-name="Standard" style:list-style-name="L2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3c7baa"/>
    </style:style>
    <style:style style:name="P45" style:family="paragraph" style:parent-style-name="Standard" style:list-style-name="L2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ace713" officeooo:paragraph-rsid="003c7baa"/>
    </style:style>
    <style:style style:name="P46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officeooo:paragraph-rsid="003c7baa"/>
    </style:style>
    <style:style style:name="P47" style:family="paragraph" style:parent-style-name="Standard">
      <style:paragraph-properties fo:margin-left="5.251cm" fo:margin-right="0.376cm" fo:text-align="start" style:justify-single-word="false" fo:orphans="2" fo:widows="2" fo:text-indent="-5.251cm" style:auto-text-indent="false" style:snap-to-layout-grid="false" style:writing-mode="lr-tb"/>
      <style:text-properties fo:language="es" fo:country="AR" officeooo:rsid="009246c1" officeooo:paragraph-rsid="003c7baa"/>
    </style:style>
    <style:style style:name="P48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officeooo:paragraph-rsid="003c7baa"/>
    </style:style>
    <style:style style:name="P49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officeooo:rsid="00347ec9" officeooo:paragraph-rsid="003c7baa"/>
    </style:style>
    <style:style style:name="P50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fo:language="es" fo:country="AR" fo:font-weight="bold" officeooo:paragraph-rsid="003c7baa" style:font-weight-asian="bold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officeooo:paragraph-rsid="003c7baa"/>
    </style:style>
    <style:style style:name="P52" style:family="paragraph" style:parent-style-name="Standard">
      <loext:graphic-properties draw:fill="none"/>
      <style:paragraph-properties fo:margin-left="5.2cm" fo:margin-right="0.4cm" fo:text-align="start" style:justify-single-word="false" fo:orphans="2" fo:widows="2" fo:text-indent="-5.2cm" style:auto-text-indent="false" fo:background-color="transparent" style:snap-to-layout-grid="false" style:writing-mode="lr-tb"/>
      <style:text-properties officeooo:paragraph-rsid="003c7baa"/>
    </style:style>
    <style:style style:name="P53" style:family="paragraph" style:parent-style-name="Standard">
      <loext:graphic-properties draw:fill="none"/>
      <style:paragraph-properties fo:margin-left="0cm" fo:margin-right="0.4cm" fo:text-align="start" style:justify-single-word="false" fo:orphans="2" fo:widows="2" fo:text-indent="0cm" style:auto-text-indent="false" fo:background-color="transparent" style:snap-to-layout-grid="false" style:writing-mode="lr-tb"/>
      <style:text-properties officeooo:paragraph-rsid="003ce79b"/>
    </style:style>
    <style:style style:name="P54" style:family="paragraph" style:parent-style-name="Standard" style:list-style-name="L2">
      <style:paragraph-properties fo:margin-left="0cm" fo:margin-right="0.376cm" fo:text-align="start" style:justify-single-word="false" fo:text-indent="0cm" style:auto-text-indent="false" style:snap-to-layout-grid="false"/>
      <style:text-properties fo:language="es" fo:country="AR" officeooo:rsid="009246c1" officeooo:paragraph-rsid="003c7baa"/>
    </style:style>
    <style:style style:name="P55" style:family="paragraph" style:parent-style-name="Standard" style:list-style-name="L2">
      <style:paragraph-properties fo:margin-left="0cm" fo:margin-right="0.376cm" fo:text-align="start" style:justify-single-word="false" fo:text-indent="0cm" style:auto-text-indent="false" style:snap-to-layout-grid="false"/>
      <style:text-properties fo:language="es" fo:country="AR" officeooo:rsid="00ace713" officeooo:paragraph-rsid="003c7baa"/>
    </style:style>
    <style:style style:name="P56" style:family="paragraph" style:parent-style-name="Standard" style:list-style-name="L2">
      <style:paragraph-properties fo:margin-left="0cm" fo:margin-right="0.376cm" fo:text-align="start" style:justify-single-word="false" fo:orphans="2" fo:widows="2" fo:text-indent="0cm" style:auto-text-indent="false" style:snap-to-layout-grid="false" style:writing-mode="lr-tb"/>
      <style:text-properties fo:language="es" fo:country="AR" officeooo:rsid="00ace713" officeooo:paragraph-rsid="003c7baa"/>
    </style:style>
    <style:style style:name="P57" style:family="paragraph">
      <loext:graphic-properties draw:fill-color="#000000"/>
      <style:paragraph-properties fo:text-align="center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s" fo:country="AR" fo:font-weight="bold" style:font-weight-asian="bold" style:font-weight-complex="bold"/>
    </style:style>
    <style:style style:name="T4" style:family="text">
      <style:text-properties fo:language="es" fo:country="AR" fo:font-weight="bold" officeooo:rsid="002db006" style:font-weight-asian="bold" style:font-weight-complex="bold"/>
    </style:style>
    <style:style style:name="T5" style:family="text">
      <style:text-properties fo:language="es" fo:country="AR" fo:font-weight="bold" officeooo:rsid="009246c1" style:font-weight-asian="bold" style:font-weight-complex="bold"/>
    </style:style>
    <style:style style:name="T6" style:family="text">
      <style:text-properties fo:language="es" fo:country="AR" fo:font-weight="bold" officeooo:rsid="003eb523" style:font-weight-asian="bold" style:font-weight-complex="bold"/>
    </style:style>
    <style:style style:name="T7" style:family="text">
      <style:text-properties fo:language="es" fo:country="AR" fo:font-weight="bold" officeooo:rsid="001bcadc" style:font-weight-asian="bold" style:font-weight-complex="bold"/>
    </style:style>
    <style:style style:name="T8" style:family="text">
      <style:text-properties fo:language="es" fo:country="AR" fo:font-weight="bold" officeooo:rsid="00398ef5" style:font-weight-asian="bold"/>
    </style:style>
    <style:style style:name="T9" style:family="text">
      <style:text-properties fo:language="es" fo:country="AR" fo:font-weight="normal" style:font-weight-asian="normal" style:font-weight-complex="normal"/>
    </style:style>
    <style:style style:name="T10" style:family="text">
      <style:text-properties fo:language="es" fo:country="AR" fo:font-weight="normal" officeooo:rsid="003729f3" style:font-weight-asian="normal" style:font-weight-complex="normal"/>
    </style:style>
    <style:style style:name="T11" style:family="text">
      <style:text-properties fo:language="es" fo:country="AR" fo:font-weight="normal" officeooo:rsid="003eb523" style:font-weight-asian="normal" style:font-weight-complex="normal"/>
    </style:style>
    <style:style style:name="T12" style:family="text">
      <style:text-properties fo:language="es" fo:country="AR" fo:font-weight="normal" officeooo:rsid="00417ca6" style:font-weight-asian="normal" style:font-weight-complex="normal"/>
    </style:style>
    <style:style style:name="T13" style:family="text">
      <style:text-properties fo:language="es" fo:country="AR" officeooo:rsid="001bcadc"/>
    </style:style>
    <style:style style:name="T14" style:family="text">
      <style:text-properties fo:language="es" fo:country="AR" officeooo:rsid="002db006"/>
    </style:style>
    <style:style style:name="T15" style:family="text">
      <style:text-properties fo:language="es" fo:country="AR" officeooo:rsid="003661bd"/>
    </style:style>
    <style:style style:name="T16" style:family="text">
      <style:text-properties fo:language="es" fo:country="AR" officeooo:rsid="001d9bc4"/>
    </style:style>
    <style:style style:name="T17" style:family="text">
      <style:text-properties fo:language="es" fo:country="AR" officeooo:rsid="009246c1"/>
    </style:style>
    <style:style style:name="T18" style:family="text">
      <style:text-properties fo:language="es" fo:country="AR" officeooo:rsid="00a7abaf"/>
    </style:style>
    <style:style style:name="T19" style:family="text">
      <style:text-properties fo:language="es" fo:country="AR" fo:font-style="italic" officeooo:rsid="00a7abaf" style:font-style-asian="italic" style:font-style-complex="italic"/>
    </style:style>
    <style:style style:name="T20" style:family="text">
      <style:text-properties fo:language="es" fo:country="AR" officeooo:rsid="00ace713"/>
    </style:style>
    <style:style style:name="T21" style:family="text">
      <style:text-properties fo:language="es" fo:country="AR" officeooo:rsid="00ad0da0"/>
    </style:style>
    <style:style style:name="T22" style:family="text">
      <style:text-properties fo:language="es" fo:country="AR" officeooo:rsid="00ae7216"/>
    </style:style>
    <style:style style:name="T23" style:family="text">
      <style:text-properties fo:language="es" fo:country="AR" officeooo:rsid="00b01254"/>
    </style:style>
    <style:style style:name="T24" style:family="text">
      <style:text-properties fo:language="es" fo:country="AR" officeooo:rsid="003ce79b"/>
    </style:style>
    <style:style style:name="T25" style:family="text">
      <style:text-properties fo:language="es" fo:country="AR" officeooo:rsid="009a319d"/>
    </style:style>
    <style:style style:name="T26" style:family="text">
      <style:text-properties fo:language="es" fo:country="AR" officeooo:rsid="0045e0b9"/>
    </style:style>
    <style:style style:name="T27" style:family="text">
      <style:text-properties fo:font-size="16pt" fo:language="es" fo:country="AR" fo:font-style="italic" fo:font-weight="bold" style:font-size-asian="16pt" style:font-style-asian="italic" style:font-weight-asian="bold"/>
    </style:style>
    <style:style style:name="T28" style:family="text">
      <style:text-properties fo:font-size="16pt" fo:language="es" fo:country="AR" fo:font-style="italic" fo:font-weight="bold" officeooo:rsid="001bcadc" style:font-size-asian="16pt" style:font-style-asian="italic" style:font-weight-asian="bold"/>
    </style:style>
    <style:style style:name="T29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italic" style:text-underline-style="none" fo:font-weight="normal" officeooo:rsid="00309da5" style:text-blinking="false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officeooo:rsid="00174f7a"/>
    </style:style>
    <style:style style:name="T32" style:family="text">
      <style:text-properties officeooo:rsid="0023c9a1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officeooo:rsid="0027e3c9" style:font-weight-asian="bold"/>
    </style:style>
    <style:style style:name="T35" style:family="text">
      <style:text-properties fo:font-weight="bold" officeooo:rsid="0029220d" style:font-weight-asian="bold"/>
    </style:style>
    <style:style style:name="T36" style:family="text">
      <style:text-properties fo:font-weight="bold" officeooo:rsid="003661bd" style:font-weight-asian="bold"/>
    </style:style>
    <style:style style:name="T37" style:family="text">
      <style:text-properties fo:font-weight="bold" officeooo:rsid="00ab05b2" style:font-weight-asian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661bd" style:font-weight-asian="bold" style:font-weight-complex="bold"/>
    </style:style>
    <style:style style:name="T40" style:family="text">
      <style:text-properties fo:font-weight="bold" officeooo:rsid="00b1174e" style:font-weight-asian="bold" style:font-weight-complex="bold"/>
    </style:style>
    <style:style style:name="T41" style:family="text">
      <style:text-properties fo:font-weight="bold" officeooo:rsid="00b030f3" style:font-weight-asian="bold" style:font-weight-complex="bold"/>
    </style:style>
    <style:style style:name="T42" style:family="text">
      <style:text-properties fo:font-weight="bold" officeooo:rsid="00ab05b2" style:font-weight-asian="bold" style:font-weight-complex="bold"/>
    </style:style>
    <style:style style:name="T43" style:family="text">
      <style:text-properties officeooo:rsid="0023c9a1" style:font-weight-complex="normal"/>
    </style:style>
    <style:style style:name="T44" style:family="text">
      <style:text-properties officeooo:rsid="0025a8b5" style:font-weight-complex="normal"/>
    </style:style>
    <style:style style:name="T45" style:family="text">
      <style:text-properties officeooo:rsid="002ff927" style:font-weight-complex="normal"/>
    </style:style>
    <style:style style:name="T46" style:family="text">
      <style:text-properties officeooo:rsid="0027e3c9"/>
    </style:style>
    <style:style style:name="T47" style:family="text">
      <style:text-properties officeooo:rsid="00291b8a"/>
    </style:style>
    <style:style style:name="T48" style:family="text">
      <style:text-properties officeooo:rsid="002af4c1"/>
    </style:style>
    <style:style style:name="T49" style:family="text">
      <style:text-properties officeooo:rsid="002bf48f"/>
    </style:style>
    <style:style style:name="T50" style:family="text">
      <style:text-properties officeooo:rsid="0031bc2c"/>
    </style:style>
    <style:style style:name="T51" style:family="text">
      <style:text-properties fo:color="#00000a" style:font-name="Times New Roman" fo:font-size="12pt" fo:language="es" fo:country="AR" officeooo:rsid="00398ef5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52" style:family="text">
      <style:text-properties fo:color="#00000a" style:font-name="Times New Roman" fo:font-size="12pt" fo:language="es" fo:country="AR" officeooo:rsid="003b4e75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53" style:family="text">
      <style:text-properties fo:color="#00000a" style:font-name="Times New Roman" fo:font-size="12pt" fo:language="es" fo:country="AR" officeooo:rsid="003ce79b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54" style:family="text">
      <style:text-properties fo:color="#00000a" style:font-name="Times New Roman" fo:font-size="12pt" fo:language="es" fo:country="AR" officeooo:rsid="0045e0b9" style:font-name-asian="Times New Roman1" style:font-size-asian="12pt" style:language-asian="zxx" style:country-asian="none" style:font-name-complex="Times New Roman1" style:font-size-complex="10pt" style:language-complex="ar" style:country-complex="SA"/>
    </style:style>
    <style:style style:name="T55" style:family="text">
      <style:text-properties fo:color="#00000a" style:font-name="Times New Roman" fo:font-size="12pt" fo:language="es" fo:country="AR" fo:font-weight="bold" officeooo:rsid="00398ef5" style:font-name-asian="Times New Roman1" style:font-size-asian="12pt" style:language-asian="zxx" style:country-asian="none" style:font-weight-asian="bold" style:font-name-complex="Times New Roman1" style:font-size-complex="10pt" style:language-complex="ar" style:country-complex="SA"/>
    </style:style>
    <style:style style:name="T56" style:family="text">
      <style:text-properties fo:color="#00000a" style:font-name="Times New Roman" fo:font-size="12pt" fo:language="es" fo:country="AR" fo:font-weight="bold" officeooo:rsid="00b964f4" style:font-name-asian="Times New Roman1" style:font-size-asian="12pt" style:language-asian="zxx" style:country-asian="none" style:font-weight-asian="bold" style:font-name-complex="Times New Roman1" style:font-size-complex="10pt" style:language-complex="ar" style:country-complex="SA"/>
    </style:style>
    <style:style style:name="T57" style:family="text">
      <style:text-properties fo:color="#00000a" style:font-name="Times New Roman" fo:font-size="12pt" fo:language="es" fo:country="AR" fo:font-weight="bold" officeooo:rsid="003eb523" style:font-name-asian="Times New Roman1" style:font-size-asian="12pt" style:language-asian="zxx" style:country-asian="none" style:font-weight-asian="bold" style:font-name-complex="Times New Roman1" style:font-size-complex="10pt" style:language-complex="ar" style:country-complex="SA" style:font-weight-complex="bold"/>
    </style:style>
    <style:style style:name="T58" style:family="text">
      <style:text-properties fo:color="#00000a" style:font-name="Times New Roman" fo:font-size="12pt" fo:language="es" fo:country="AR" fo:font-weight="normal" officeooo:rsid="003eb523" style:font-name-asian="Times New Roman1" style:font-size-asian="12pt" style:language-asian="zxx" style:country-asian="none" style:font-weight-asian="normal" style:font-name-complex="Times New Roman1" style:font-size-complex="10pt" style:language-complex="ar" style:country-complex="SA" style:font-weight-complex="normal"/>
    </style:style>
    <style:style style:name="T59" style:family="text">
      <style:text-properties style:use-window-font-color="true" style:font-name="Times New Roman" fo:font-size="12pt" fo:language="es" fo:country="AR" officeooo:rsid="00a7abaf" style:font-name-asian="Times New Roman" style:font-size-asian="12pt" style:font-name-complex="Times New Roman" style:font-size-complex="10pt" style:language-complex="ar" style:country-complex="SA"/>
    </style:style>
    <style:style style:name="T60" style:family="text">
      <style:text-properties style:use-window-font-color="true" style:font-name="Times New Roman" fo:font-size="12pt" fo:language="es" fo:country="AR" officeooo:rsid="00a871b7" style:font-name-asian="Times New Roman" style:font-size-asian="12pt" style:font-name-complex="Times New Roman" style:font-size-complex="10pt" style:language-complex="ar" style:country-complex="SA"/>
    </style:style>
    <style:style style:name="T61" style:family="text">
      <style:text-properties style:use-window-font-color="true" style:font-name="Times New Roman" fo:font-size="12pt" fo:language="es" fo:country="AR" officeooo:rsid="00ace713" style:font-name-asian="Times New Roman" style:font-size-asian="12pt" style:font-name-complex="Times New Roman" style:font-size-complex="10pt" style:language-complex="ar" style:country-complex="SA"/>
    </style:style>
    <style:style style:name="T62" style:family="text">
      <style:text-properties style:use-window-font-color="true" style:font-name="Times New Roman" fo:font-size="12pt" fo:language="es" fo:country="AR" officeooo:rsid="00b01254" style:font-name-asian="Times New Roman" style:font-size-asian="12pt" style:font-name-complex="Times New Roman" style:font-size-complex="10pt" style:language-complex="ar" style:country-complex="SA"/>
    </style:style>
    <style:style style:name="T63" style:family="text">
      <style:text-properties style:use-window-font-color="true" style:font-name="Times New Roman" fo:font-size="12pt" fo:language="es" fo:country="AR" officeooo:rsid="00398ef5" style:font-name-asian="Times New Roman" style:font-size-asian="12pt" style:language-asian="zxx" style:country-asian="none" style:font-name-complex="Times New Roman" style:font-size-complex="10pt" style:language-complex="ar" style:country-complex="SA"/>
    </style:style>
    <style:style style:name="T64" style:family="text">
      <style:text-properties style:use-window-font-color="true" style:font-name="Times New Roman" fo:font-size="12pt" fo:language="es" fo:country="AR" fo:font-weight="bold" officeooo:rsid="00a871b7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65" style:family="text">
      <style:text-properties style:use-window-font-color="true" style:font-name="Times New Roman" fo:font-size="12pt" fo:language="es" fo:country="AR" fo:font-weight="bold" officeooo:rsid="00a7abaf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T66" style:family="text">
      <style:text-properties style:use-window-font-color="true" style:font-name="Times New Roman" fo:font-size="12pt" fo:language="es" fo:country="AR" fo:font-weight="normal" officeooo:rsid="00ace713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67" style:family="text">
      <style:text-properties style:use-window-font-color="true" style:font-name="Times New Roman" fo:font-size="12pt" fo:language="es" fo:country="AR" fo:font-weight="normal" officeooo:rsid="00b01254" style:font-name-asian="Times New Roman" style:font-size-asian="12pt" style:font-weight-asian="normal" style:font-name-complex="Times New Roman" style:font-size-complex="10pt" style:language-complex="ar" style:country-complex="SA" style:font-weight-complex="normal"/>
    </style:style>
    <style:style style:name="T68" style:family="text">
      <style:text-properties officeooo:rsid="00b030f3"/>
    </style:style>
    <style:style style:name="T69" style:family="text">
      <style:text-properties officeooo:rsid="00b030f3" style:font-weight-complex="bold"/>
    </style:style>
    <style:style style:name="T70" style:family="text">
      <style:text-properties officeooo:rsid="009246c1" style:font-weight-complex="bold"/>
    </style:style>
    <style:style style:name="T71" style:family="text">
      <style:text-properties officeooo:rsid="003661bd"/>
    </style:style>
    <style:style style:name="T72" style:family="text">
      <style:text-properties officeooo:rsid="00b6292b"/>
    </style:style>
    <style:style style:name="T73" style:family="text">
      <style:text-properties officeooo:rsid="00ace713"/>
    </style:style>
    <style:style style:name="T74" style:family="text">
      <style:text-properties officeooo:rsid="00b20edf"/>
    </style:style>
    <style:style style:name="T75" style:family="text">
      <style:text-properties officeooo:rsid="00a7abaf"/>
    </style:style>
    <style:style style:name="T76" style:family="text">
      <style:text-properties officeooo:rsid="003ce79b"/>
    </style:style>
    <style:style style:name="T77" style:family="text">
      <style:text-properties officeooo:rsid="00417ca6"/>
    </style:style>
    <style:style style:name="T78" style:family="text">
      <style:text-properties officeooo:rsid="00436970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table:number-columns-spanned="4" office:value-type="string">
            <text:p text:style-name="P2"/>
            <text:p text:style-name="P15"><text:span text:style-name="T2">DEPARTAMENTO</text:span><text:span text:style-name="T3">:</text:span><text:span text:style-name="T1"> Ingeniería de Computadoras</text:span></text:p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5"><text:span text:style-name="T2">ÁREA:</text:span><text:span text:style-name="T9"> Sistemas Operativo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15"><text:span text:style-name="T2">ASIGNATURA</text:span><text:span text:style-name="T1">:</text:span><text:span text:style-name="T27"> </text:span><text:span text:style-name="T28">Administración de sistemas avanzada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"/>
            <text:p text:style-name="P2">CARRERA: Tecnicatura Universitaria en Administración de Sistemas y Software Libre</text:p>
            <text:p text:style-name="P2"/>
          </table:table-cell>
          <table:covered-table-cell/>
          <table:table-cell table:style-name="Table1.A2" table:number-columns-spanned="2" office:value-type="string">
            <text:p text:style-name="P2"/>
            <text:p text:style-name="P15"><text:span text:style-name="T2">PLAN</text:span><text:span text:style-name="T1">: 0895/2012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2"/>
            <text:p text:style-name="P15"><text:span text:style-name="T2">CUATRIMESTRE</text:span><text:span text:style-name="T1">: <text:s/></text:span><text:span text:style-name="T13">Segundo</text:span></text:p>
          </table:table-cell>
          <table:covered-table-cell/>
          <table:table-cell table:style-name="Table1.A2" table:number-columns-spanned="2" office:value-type="string">
            <text:p text:style-name="P15"><text:span text:style-name="T2"/></text:p>
            <text:p text:style-name="P15"><text:span text:style-name="T2">AÑO </text:span><text:span text:style-name="T8">(vigencia del programa)</text:span><text:span text:style-name="T1">: <text:s/>20</text:span><text:span text:style-name="T51">20</text:span></text:p>
            <text:p text:style-name="P15"><draw:line text:anchor-type="paragraph" draw:z-index="10" draw:name="Shape1" draw:style-name="gr1" draw:text-style-name="P57" svg:x1="-0.049cm" svg:y1="0.245cm" svg:x2="6.671cm" svg:y2="0.245cm"><text:p/></draw:line><text:span text:style-name="T51"/></text:p>
            <text:p text:style-name="P35"><text:span text:style-name="T55">AÑO </text:span><text:span text:style-name="T56">(plan estudio)</text:span><text:span text:style-name="T51">: </text:span><text:span text:style-name="T63">Tercero</text:span></text:p>
            <text:p text:style-name="P22"/>
          </table:table-cell>
          <table:covered-table-cell/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5"><text:span text:style-name="T2">EQUIPO DE CÁTEDRA: </text:span><text:span text:style-name="T9">Ing. Miriam Lechner, </text:span><text:span text:style-name="T10">Lic. Lucas Cavaliere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15"><text:span text:style-name="T2">HORAS Y HORARIOS DE CLASE TOTALES</text:span><text:span text:style-name="T1">: </text:span><text:span text:style-name="T13">128</text:span></text:p>
            <text:p text:style-name="P40"><text:span text:style-name="T7">E</text:span><text:span text:style-name="T3">n contexto presencial:</text:span><text:span text:style-name="T1"> </text:span></text:p>
            <text:p text:style-name="P15"><text:span text:style-name="T1">HORAS Y HORARIOS DE TEORÍA: </text:span><text:span text:style-name="T13">4 horas semanales. Martes de 1</text:span><text:span text:style-name="T52">6</text:span><text:span text:style-name="T13">hs a </text:span><text:span text:style-name="T52">18</text:span><text:span text:style-name="T13">hs</text:span><text:span text:style-name="T1">. </text:span><text:span text:style-name="T13">Jueves de 16hs a 18hs.</text:span><text:span text:style-name="T1"> </text:span></text:p>
            <text:p text:style-name="P15"><text:span text:style-name="T1">HORAS Y HORARIOS DE LABORATORIO: </text:span><text:span text:style-name="T16">4</text:span><text:span text:style-name="T1">hs semanales. </text:span><text:span text:style-name="T16">Martes de </text:span><text:span text:style-name="T52">18</text:span><text:span text:style-name="T16">hs a 2</text:span><text:span text:style-name="T52">0</text:span><text:span text:style-name="T16">hs. Jueves de 18hs a 20hs</text:span><text:span text:style-name="T1">. </text:span></text:p>
            <text:p text:style-name="P39"><text:span text:style-name="T1">En contexto de pandemia: </text:span></text:p>
            <text:p text:style-name="P38"><text:span text:style-name="T1">HORAS Y HORARIOS DE TEORÍA </text:span><text:span text:style-name="T26">y LABORATORIO</text:span><text:span text:style-name="T1">: </text:span><text:span text:style-name="T54">8</text:span><text:span text:style-name="T13"> horas semanales. Martes de 1</text:span><text:span text:style-name="T52">6</text:span><text:span text:style-name="T13">hs a </text:span><text:span text:style-name="T54">20</text:span><text:span text:style-name="T13">hs</text:span><text:span text:style-name="T1">. </text:span><text:span text:style-name="T13">Jueves de 16hs a </text:span><text:span text:style-name="T26">20</text:span><text:span text:style-name="T13">hs.</text:span><text:span text:style-name="T1"> </text:span><text:span text:style-name="T26">En este contexto se espera que el/la alumno/a vea el material propuesto previo a los horarios propuestos y utilice los mismos para evacuar dudas teóricas y prácticas de manera sincrónica con el/la docente. </text:span></text:p>
            <text:p text:style-name="P15"><text:span text:style-name="T1"/></text:p>
            <text:p text:style-name="P15"><text:span text:style-name="T1">HORAS ESTIMADAS EXTRACLASE DE DEDICACION DEL ALUMNO: </text:span><text:span text:style-name="T52">6 </text:span><text:span text:style-name="T1">hs semanales.</text:span>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Texto_20_independiente_20_3"><text:span text:style-name="T2">OBJETIVOS DE LA MATERIA</text:span><text:span text:style-name="T1">: </text:span></text:p>
            <text:p text:style-name="P18">Saber implementar configuraciones especiales de almacenamiento.</text:p>
            <text:p text:style-name="P18">Saber aplicar programación avanzada a la automatización de tareas.</text:p>
            <text:p text:style-name="P18">Saber diseñar e implementar estrategias de respaldo.</text:p>
            <text:p text:style-name="P18">Conocer formas de implementar estrategias de tolerancia a fallos para servicios críticos.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2">CONTENIDOS MINIMOS (según plan de estudios): </text:p>
            <text:p text:style-name="P7">Instalación sobre configuraciones de almacenamiento especiales. Scripting avanzado. Planificación de tareas. Virtualización. Alta Disponibilidad.</text:p>
          </table:table-cell>
          <table:covered-table-cell/>
          <table:covered-table-cell/>
          <table:covered-table-cell/>
        </table:table-row>
        <text:soft-page-break/>
        <table:table-row table:style-name="Table1.10">
          <table:table-cell table:style-name="Table1.A2" table:number-columns-spanned="4" office:value-type="string">
            <text:p text:style-name="P2">PROGRAMA ANALÍTICO:</text:p>
            <text:p text:style-name="P15"/>
            <text:p text:style-name="P2">Unidad 1: <text:span text:style-name="T32">Scripting avanzado. </text:span></text:p>
            <text:p text:style-name="P9">Uso de arr<text:span text:style-name="T50">eglos</text:span>. Captura de señales (trap). Accesibilidad: vinculación con entorno gráfico para usuarios finales. Análisis de scripts complejos. <text:s/></text:p>
            <text:p text:style-name="P2">Unidad 2: <text:span text:style-name="T32">Configuraciones especiales de almacenamiento.</text:span></text:p>
            <text:p text:style-name="P8">RAID: concepto e implementación (Linux md). Software RAID, hardware RAID, fake RAID. <text:s text:c="2"/>Manejadores de volúmenes lógicos: implementación con LVM (Linux Volume Manager). <text:s/>LVM snapshot: uso preventivo. <text:s/>Tablas de particiones: tipos, copias de respaldo y restauración. Dispositivos loopback. <text:s/></text:p>
            <text:p text:style-name="P2">Unidad 3: <text:s/><text:span text:style-name="T32">Estrategia de respaldo</text:span></text:p>
            <text:p text:style-name="P12"><text:span text:style-name="T43">Diseño de una política de respaldo: consideraciones técnicas y administrativas. Uso de herramientas: rsync, netcat, partimage, dd. </text:span><text:span text:style-name="T44">Control de versiones. Característica LVM snapshot como parte de la estrategia de backup. </text:span><text:span text:style-name="T45">Sistemas de apoyo.</text:span></text:p>
            <text:p text:style-name="P11"><text:span text:style-name="T33">Unidad 4: </text:span><text:span text:style-name="T34">Virtualización</text:span></text:p>
            <text:p text:style-name="P14">Concepto. Tipos de virtualización. Herramientas e implementaciones. Concepto de cloud. <text:s/></text:p>
            <text:p text:style-name="P13"><text:span text:style-name="T33">Unidad </text:span><text:span text:style-name="T35">5</text:span><text:span text:style-name="T33">: </text:span><text:span text:style-name="T34">Alta disponibilidad</text:span></text:p>
            <text:p text:style-name="P10"><text:span text:style-name="T46">Concepto </text:span>de disponibilidad. Métricas. Cluster: concepto<text:span text:style-name="T49">s</text:span> e implementación. <text:span text:style-name="T47">Servicios altamente disponibles. </text:span><text:s/><text:span text:style-name="T48">Cluster stack: clusterlabs. </text:span></text:p>
            <text:p text:style-name="P13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41">PROPUESTA METODOLÓGICA <text:span text:style-name="T68">(</text:span><text:span text:style-name="T69">en contexto presencial</text:span><text:span text:style-name="T70"> </text:span><text:span text:style-name="T69">)</text:span>: </text:p>
            <text:p text:style-name="P48"><text:span text:style-name="T3"><text:s/>Clases teóricas expositivas:</text:span><text:span text:style-name="T1"> se realizarán clases expositivas para la enseñanza de los temas</text:span></text:p>
            <text:p text:style-name="P48"><text:span text:style-name="T1"><text:s/>teóricos.</text:span></text:p>
            <text:p text:style-name="P48"><text:span text:style-name="T3"><text:s/>Clases prácticas en laboratorio:</text:span><text:span text:style-name="T1"> se realizarán clases en laboratorio con acceso</text:span></text:p>
            <text:p text:style-name="P48"><text:span text:style-name="T1"><text:s/>administrativo a un sistema operativo diseñado por la cátedra con el fin de aplicar todos los</text:span></text:p>
            <text:p text:style-name="P48"><text:span text:style-name="T1"><text:s/>conceptos teóricos desarrollados en las clases expositivas. </text:span><text:span text:style-name="T14">Todas las clases se presentan con</text:span></text:p>
            <text:p text:style-name="P48"><text:span text:style-name="T14"><text:s/>soporte digital.</text:span></text:p>
            <text:p text:style-name="P49"><text:span text:style-name="T4"><text:s/>C</text:span><text:span text:style-name="T3">uestionarios por tema obligatorios:</text:span><text:span text:style-name="T1"> Al finalizar el desarrollo de cada tema individual el</text:span></text:p>
            <text:p text:style-name="P49"><text:span text:style-name="T1"><text:s/>alumno responderá un breve cuestionario al respecto utilizando la plataforma PEDCO. Los</text:span></text:p>
            <text:p text:style-name="P49"><text:span text:style-name="T1"><text:s/>resultados obtenidos serán ponderados a la hora de evaluar una promoción. </text:span></text:p>
            <text:p text:style-name="P48"><text:span text:style-name="T3"><text:s/>Examen:</text:span><text:span text:style-name="T1"> se evaluarán los contenidos mediante examen individual en laboratorio, durante el</text:span></text:p>
            <text:p text:style-name="P48"><text:span text:style-name="T1"><text:s/>cual el alumnos deberá realizar distintas tareas de administración de sistemas basadas en los</text:span></text:p>
            <text:p text:style-name="P48"><text:span text:style-name="T1"><text:s/>contenidos desarrollados durante el cursado. </text:span></text:p>
            <text:p text:style-name="P48"><text:span text:style-name="T3"><text:s/>Artículos de cátedra:</text:span><text:span text:style-name="T1"> se propone la lectura de una serie de artículos desarrollados por la</text:span></text:p>
            <text:p text:style-name="P48"><text:span text:style-name="T1"><text:s/>cátedra, como guía inicial a los temas planteados en el programa. </text:span><text:span text:style-name="T15">Además se sugieren</text:span></text:p>
            <text:p text:style-name="P48"><text:span text:style-name="T15"><text:s/>enlaces externos, con documentación complementaria a los temas desarrollados en clase. </text:span></text:p>
            <text:p text:style-name="P48"><text:span text:style-name="T15"/></text:p>
            <text:p text:style-name="P47"><text:span text:style-name="T36">PROPUESTA METODOLÓGICA </text:span><text:span text:style-name="T37">en</text:span><text:span text:style-name="T71"> </text:span><text:span text:style-name="T39">Contexto de la pandemia Covid-19: </text:span></text:p>
            <text:p text:style-name="P42"/>
            <text:p text:style-name="P51"><text:span text:style-name="T17">El contenido de la asignatura se divide en </text:span><text:span text:style-name="T53">cinco</text:span><text:span text:style-name="T17"> </text:span><text:span text:style-name="T53">unidades</text:span><text:span text:style-name="T17">, cada un</text:span><text:span text:style-name="T24">a</text:span><text:span text:style-name="T17"> de ell</text:span><text:span text:style-name="T24">a</text:span><text:span text:style-name="T17">s consistirá de una </text:span><text:span text:style-name="T24">o </text:span><text:span text:style-name="T25">varias clases teóricas,</text:span><text:span text:style-name="T17"> seguid</text:span><text:span text:style-name="T24">as</text:span><text:span text:style-name="T17"> de clases prácticas. </text:span></text:p>
            <text:p text:style-name="P43"/>
            <text:p text:style-name="P46"><text:span text:style-name="T5">Clases teóricas:</text:span><text:span text:style-name="T17"> </text:span><text:span text:style-name="T20">En uno o más videos, </text:span><text:span text:style-name="T21">utilizando el material de clase (presentaciones) y la</text:span></text:p>
            <text:p text:style-name="P46"><text:span text:style-name="T21">captura del escritorio de la docente a cargo junto a su voz</text:span><text:span text:style-name="T20">, </text:span><text:span text:style-name="T61">s</text:span><text:span text:style-name="T17">e exponen los conceptos</text:span></text:p>
            <text:p text:style-name="P46"><text:span text:style-name="T17">teóricos apoyados por ejemplos prácticos de programas ya verificados. </text:span><text:span text:style-name="T18">También se utilizará</text:span></text:p>
            <text:p text:style-name="P46"><text:soft-page-break/><text:span text:style-name="T18">la </text:span><text:span text:style-name="T59">e</text:span><text:span text:style-name="T18">laboración </text:span><text:span text:style-name="T19">problémica</text:span><text:span text:style-name="T18"> de los temas propuestos: </text:span><text:span text:style-name="T22">durante algunos videos, </text:span><text:span text:style-name="T18">se propone u</text:span><text:span text:style-name="T22">n </text:span></text:p>
            <text:p text:style-name="P46"><text:span text:style-name="T18">problema a resolver </text:span><text:span text:style-name="T20">que no se resuelve en el video sino que invita al/a la alumno/a a su </text:span></text:p>
            <text:p text:style-name="P47"><text:span text:style-name="T73">resolución</text:span><text:span text:style-name="T75">. Se pretende con esto incentivar la investigación y la actividad creadora. <text:s/></text:span></text:p>
            <text:p text:style-name="P47"/>
            <text:p text:style-name="P43"><text:span text:style-name="T38">Clases prácticas:</text:span> estarán orientadas a resolver ejercicios planteados en la guía de trabajos </text:p>
            <text:p text:style-name="P52"><text:span text:style-name="T17">prácticos, donde el/</text:span><text:span text:style-name="T23">la</text:span><text:span text:style-name="T17"> alumno/</text:span><text:span text:style-name="T23">a</text:span><text:span text:style-name="T17"> deberá aplicar los conceptos aprendidos en las clases</text:span></text:p>
            <text:p text:style-name="P52"><text:span text:style-name="T17">teóricas. </text:span><text:span text:style-name="T59">A </text:span><text:span text:style-name="T62">s</text:span><text:span text:style-name="T59">u vez se utilizará el planteo de problemas con el fin de promover la actividad</text:span></text:p>
            <text:p text:style-name="P52"><text:span text:style-name="T60">de </text:span><text:span text:style-name="T64">investigación</text:span><text:span text:style-name="T65"> propia del entorno laboral en </text:span><text:span text:style-name="T64">el que el administrador deberá</text:span></text:p>
            <text:p text:style-name="P53"><text:span text:style-name="T64">desenvolverse</text:span><text:span text:style-name="T65">. </text:span><text:span text:style-name="T66">Estos trabajos prácticos son de carácter </text:span><text:span text:style-name="T67">NO </text:span><text:span text:style-name="T66">obligatorio, pero se invita al/a la alumno/a a entregarlos en tiempos pautados por la cátedra con el fin de establecer el ritmo estimado propuesto para el desarrollo de los temas en tiempo y forma. </text:span></text:p>
            <text:p text:style-name="P53"><text:span text:style-name="T66"><text:s text:c="4"/>A su vez, se plantea un cuestionario, a través de la plataforma PEDCO, por cada uno de los prácticos entregados. Estos son de carácter obligatorio y tienen como doble fin: la </text:span><text:span text:style-name="T67">auto-evaluación</text:span><text:span text:style-name="T66"> del/</text:span><text:span text:style-name="T67">de la</text:span><text:span text:style-name="T66"> alumno/</text:span><text:span text:style-name="T67">a</text:span><text:span text:style-name="T66"> sobre los conceptos y habilidades adquiridas en el práctico y el entrenamiento del/de la alumno/a en el uso de la plataforma PEDCO con fines </text:span><text:span text:style-name="T67">de evaluación. </text:span></text:p>
            <text:p text:style-name="P43"/>
            <text:p text:style-name="P43"><text:span text:style-name="T38">Recursos de apoyo a la enseñanza </text:span><text:span text:style-name="T40">(</text:span><text:span text:style-name="T41">en contexto presencial</text:span><text:span text:style-name="T40">)</text:span>:</text:p>
            <text:p text:style-name="P43">1. Plataforma de Educación a Distancia del Comahue (PEDCO): se la utilizará como </text:p>
            <text:p text:style-name="P43">repositorio de material didáctico y también como herramienta de comunicación entre </text:p>
            <text:p text:style-name="P43">los docentes y alumnos/<text:span text:style-name="T72">as</text:span>, y entre los alumnos/<text:span text:style-name="T72">as.</text:span> </text:p>
            <text:p text:style-name="P43">2. Acceso a Internet desde computadoras de la Biblioteca y/o particulares de los alumnos. </text:p>
            <text:p text:style-name="P43">3. Proyector para el dictado de clases</text:p>
            <text:p text:style-name="P43"/>
            <text:p text:style-name="P43"><text:span text:style-name="T38">Recursos de apoyo a la enseñanza </text:span><text:span text:style-name="T42">en</text:span><text:span text:style-name="T38"> Contexto de la pandemia Covid-19</text:span>:</text:p>
            <text:list xml:id="list1328195169" text:style-name="L2">
              <text:list-item>
                <text:p text:style-name="P44">Plataforma de Educación a Distancia del Comahue (PEDCO): se la utilizará como</text:p>
                <text:p text:style-name="P54">repositorio de material didáctico y también como herramienta de comunicación entre los docentes y alumnos/<text:span text:style-name="T72">as</text:span>, y entre los alumno<text:span text:style-name="T73">s/</text:span><text:span text:style-name="T72">as</text:span><text:span text:style-name="T73">. </text:span></text:p>
              </text:list-item>
              <text:list-item>
                <text:p text:style-name="P45">Grupo de Telegram para consulta sincrónica y asincrónica. </text:p>
              </text:list-item>
              <text:list-item>
                <text:p text:style-name="P45">Videos correspondiente a los temas desarrollados en los documentos de clase. Los </text:p>
                <text:p text:style-name="P55">mismos están <text:span text:style-name="T74">disponibles</text:span> a través del canal de YouTube asociado a la cuenta institucional <text:a xlink:type="simple" xlink:href="mailto:mtl@fi.uncoma.edu.ar" text:style-name="Internet_20_link" text:visited-style-name="Visited_20_Internet_20_Link">mtl@fi.uncoma.edu.ar</text:a> <text:span text:style-name="T78">y en la plataforma </text:span><text:a xlink:type="simple" xlink:href="https://videos.uncoma.edu.ar/" text:style-name="Internet_20_link" text:visited-style-name="Visited_20_Internet_20_Link"><text:span text:style-name="T78">videos.uncoma.edu.ar</text:span></text:a><text:span text:style-name="T78"> canal FAI/TUASSL/ASA.</text:span></text:p>
              </text:list-item>
              <text:list-item>
                <text:p text:style-name="P45">Máquinas virtuales por alumno/a con acceso externo. En dichas máquinas el/la</text:p>
                <text:p text:style-name="P56">alumno/a posee permisos de administración que le permiten desarrollar los trabajos prácticos propuestos para el desarrollo de la materia</text:p>
              </text:list-item>
            </text:list>
            <text:p text:style-name="P50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2">CONDICIONES DE ACREDITACIÓN Y EVALUACIÓN <text:span text:style-name="T76">(en modalidad presencial)</text:span>:</text:p>
            <text:p text:style-name="P28">El alumno obtendrá el cursado aprobado de la asignatura mediante una calificación superior o igual a sesenta <text:s/>(sobre un total de cien) en el examen. <text:span text:style-name="T31">En conjunto con la aprobación de los prácticos de entrega obligatoria propuestos durante el cuatrimestre.</text:span> </text:p>
            <text:p text:style-name="P28"/>
            <text:p text:style-name="P6">El alumno obtendrá la promoción de la asignatura (esto es el cursado aprobado y su correspondiente nota final) mediante una calificación superior o igual a setenta (sobre un total de cien) en el examen. <text:span text:style-name="T31">En conjunto con la aprobación de los prácticos de entrega obligatoria propuestos durante el cuatrimestre.</text:span></text:p>
            <text:p text:style-name="P6"><text:soft-page-break/></text:p>
            <text:p text:style-name="P24">CONDICIONES DE ACREDITACIÓN Y EVALUACIÓN – CONTEXTO PANDEMIA Covid-19:</text:p>
            <text:p text:style-name="P32">El <text:span text:style-name="T38">cursado de la materia</text:span> se obtiene mediante las siguientes condiciones: </text:p>
            <text:list xml:id="list3292244447" text:style-name="L3">
              <text:list-item>
                <text:p text:style-name="P33">Aprobar los cuestionarios de carácter obligatorio, o su correspondiente instancia recuperatoria, con una nota <text:span text:style-name="T77">igual o </text:span>superior a 6 (60 sobre 100).</text:p>
              </text:list-item>
              <text:list-item>
                <text:p text:style-name="P33">Entregar en tiempo y forma los trabajos prácticos obligatorios, o su correspondiente instancia recuperatoria. </text:p>
                <text:p text:style-name="P33"/>
              </text:list-item>
            </text:list>
            <text:p text:style-name="P36"><text:span text:style-name="T58">La </text:span><text:span text:style-name="T57">promoción</text:span><text:span text:style-name="T6"> de la materia</text:span><text:span text:style-name="T11"> se obtiene mediante las siguientes condiciones: </text:span></text:p>
            <text:list xml:id="list115101164493879" text:continue-numbering="true" text:style-name="L3">
              <text:list-item>
                <text:p text:style-name="P37"><text:span text:style-name="T11">Aprobar los cuestionarios de carácter obligatorio con una nota </text:span><text:span text:style-name="T12">igual o </text:span><text:span text:style-name="T11">superior a </text:span><text:span text:style-name="T58">7</text:span><text:span text:style-name="T11"> (</text:span><text:span text:style-name="T58">70</text:span><text:span text:style-name="T11"> sobre 100). Sólo accederán a recuperar la promoción aquellos alumnos/as que hayan obtenido una nota en el rango entre 6 (seis) e inferior a 7. <text:s/></text:span></text:p>
              </text:list-item>
              <text:list-item>
                <text:p text:style-name="P33"><text:span text:style-name="T9">Entregar en tiempo y forma los trabajos prácticos obligatorios. </text:span>Los mismos deberán aprobarse en la primera instancia. </text:p>
              </text:list-item>
            </text:list>
            <text:p text:style-name="P26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HORARIOS DE CONSULTA DE ALUMNOS:</text:p>
            <text:list xml:id="list466941804" text:style-name="L4">
              <text:list-item>
                <text:p text:style-name="P29">Se dispone de consultas a demanda a través de los foros del sistema de educación a distancia, PEDCO. <text:s/></text:p>
              </text:list-item>
              <text:list-item>
                <text:p text:style-name="P31">Consultas a través del grupo de Telegram. </text:p>
              </text:list-item>
            </text:list>
            <text:p text:style-name="P30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BIBLIOGRAFÍA BÁSICA: </text:p>
            <text:list xml:id="list2344410268" text:style-name="WWNum1">
              <text:list-item>
                <text:p text:style-name="P19"><text:span text:style-name="Strong_20_Emphasis"><text:span text:style-name="T29">Artículos desarrollados por la cátedra. </text:span></text:span></text:p>
              </text:list-item>
              <text:list-item>
                <text:p text:style-name="P20"><text:span text:style-name="Strong_20_Emphasis"><text:span text:style-name="T30">“Cluster from scratch”. Clusterlabs.com </text:span></text:span></text:p>
              </text:list-item>
            </text:list>
            <text:p text:style-name="P3">BIBLIOGRAFÍA COMPLEMENTARIA:</text:p>
            <text:list xml:id="list3475389878" text:style-name="L1">
              <text:list-item>
                <text:p text:style-name="P21">Kemp, Juliet. Linux System Administration Recipes: A Problem-Solution Approach. Apress, 2009.</text:p>
              </text:list-item>
              <text:list-item>
                <text:p text:style-name="P21">Lakshman, Sarath. Linux Shell Scripting Cookbook Solve Real-World Shell Scripting Problems with over 110 Simple but Incredibly Effective Recipes. Birmingham, U.K.: Packt Pub., 2011.</text:p>
              </text:list-item>
              <text:list-item>
                <text:p text:style-name="P21">Parker, Steve. Shell Scripting Expert Recipes for Linux, Bash, and More. Hoboken, N.J.; Chichester: </text:p>
              </text:list-item>
              <text:list-item>
                <text:p text:style-name="P21">Wiley; John Wiley, 2011.</text:p>
              </text:list-item>
              <text:list-item>
                <text:p text:style-name="P21">K. Kopper, The Linux Enterprise Cluster: build a highly available cluster with commodity hardware and free software. San Francisco: No Starch Press, 2005.</text:p>
              </text:list-item>
              <text:list-item>
                <text:p text:style-name="P21">Pollei, Debian 7 System Administration Best Practices. Birmingham: Packt Publishing, 2013.</text:p>
              </text:list-item>
              <text:list-item>
                <text:p text:style-name="P21">T. A. Limoncelli, C. J. Hogan, and S. R. Chalup, The practice of system and network administration. Upper Saddle River, N.J: Addison-Wesley, 2008.</text:p>
              </text:list-item>
              <text:list-item>
                <text:p text:style-name="P21">Chen, Peter M., et al., RAID: High-performance, reliable secondary storage. ACM Computing.</text:p>
              </text:list-item>
              <text:list-item>
                <text:p text:style-name="P21">S. van Vugt, Pro Linux high availability clustering. 2014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4"/>
            <text:p text:style-name="P4"/>
            <text:p text:style-name="P4"/>
            <text:p text:style-name="P4"><text:soft-page-break/></text:p>
            <text:p text:style-name="P4">FIRMA DEL PROFESOR</text:p>
          </table:table-cell>
          <table:table-cell table:style-name="Table1.B15" table:number-columns-spanned="2" office:value-type="string">
            <text:p text:style-name="P4"/>
            <text:p text:style-name="P4"/>
            <text:p text:style-name="P4">FIRMA DEL DIRECTOR <text:soft-page-break/>DE DEPARTAMENTO</text:p>
          </table:table-cell>
          <table:covered-table-cell/>
          <table:table-cell table:style-name="Table1.D15" office:value-type="string">
            <text:p text:style-name="P4"/>
            <text:p text:style-name="P4"/>
            <text:p text:style-name="P4"/>
            <text:p text:style-name="P4"><text:soft-page-break/>FIRMA DE LA SECRETARIA ACADEMICA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family-generic-asian="system" style:font-pitch-asian="variable" style:font-size-asian="12pt" style:language-asian="zxx" style:country-asian="non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size-complex="10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</style:style>
    <style:style style:name="LO-Normal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Letras" style:family="paragraph" style:parent-style-name="Standard" style:default-outline-level="">
      <style:text-properties style:font-name="Book Antiqua" fo:font-family="'Book Antiqua'" style:font-family-generic="roman" style:font-pitch="variable" fo:font-size="10pt" style:font-size-asian="10pt" style:font-name-complex="Book Antiqua1" style:font-family-complex="'Book Antiqua'" style:font-family-generic-complex="system" style:font-pitch-complex="variable" style:font-size-complex="10pt"/>
    </style:style>
    <style:style style:name="Objeto_20_con_20_punta_20_de_20_flecha" style:display-name="Objeto con punta de flecha" style:family="paragraph" style:parent-style-name="Standard" style:default-outline-level=""/>
    <style:style style:name="Objeto_20_con_20_sombra" style:display-name="Objeto con sombra" style:family="paragraph" style:parent-style-name="Standard" style:default-outline-level=""/>
    <style:style style:name="Objeto_20_sin_20_relleno" style:display-name="Objeto sin relleno" style:family="paragraph" style:parent-style-name="Standard" style:default-outline-level=""/>
    <style:style style:name="Text" style:family="paragraph" style:parent-style-name="Caption" style:default-outline-level="" style:class="extra"/>
    <style:style style:name="Cuerpo_20_de_20_texto_20_justificado" style:display-name="Cuerpo de texto justificado" style:family="paragraph" style:parent-style-name="Standard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er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>
      <style:paragraph-properties fo:text-align="center" style:justify-single-word="fals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 style:default-outline-level="">
      <style:paragraph-properties fo:margin-top="0.42cm" fo:margin-bottom="0.21cm" loext:contextual-spacing="false"/>
    </style:style>
    <style:style style:name="Encabezado2" style:family="paragraph" style:parent-style-name="Standard" style:default-outline-level="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 style:default-outline-level=""/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 style:default-outline-level=""/>
    <style:style style:name="Predeterminado_7e_LT_7e_Gliederung_20_7" style:display-name="Predeterminado~LT~Gliederung 7" style:family="paragraph" style:parent-style-name="Predeterminado_7e_LT_7e_Gliederung_20_6" style:default-outline-level=""/>
    <style:style style:name="Predeterminado_7e_LT_7e_Gliederung_20_8" style:display-name="Predeterminado~LT~Gliederung 8" style:family="paragraph" style:parent-style-name="Predeterminado_7e_LT_7e_Gliederung_20_7" style:default-outline-level=""/>
    <style:style style:name="Predeterminado_7e_LT_7e_Gliederung_20_9" style:display-name="Predeterminado~LT~Gliederung 9" style:family="paragraph" style:parent-style-name="Predeterminado_7e_LT_7e_Gliederung_20_8" style:default-outline-level=""/>
    <style:style style:name="Predeterminado_7e_LT_7e_Titel" style:display-name="Predeterminado~LT~Titel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0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Notizen" style:display-name="Predeterminado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0" fo:widows="0" fo:hyphenation-ladder-count="no-limit" fo:text-indent="0cm" style:auto-text-indent="false" style:punctuation-wrap="hanging" style:writing-mode="lr-tb"/>
      <style:text-properties fo:color="#00000a" style:font-name="Lohit Hindi" fo:font-family="'Lohit Hindi'" style:font-family-generic="roman" style:font-pitch="variable" fo:font-size="18pt" fo:language="es" fo:country="AR" style:font-name-asian="Lohit Hindi1" style:font-family-asian="'Lohit Hindi'" style:font-family-generic-asian="system" style:font-pitch-asian="variable" style:font-size-asian="18pt" style:language-asian="zxx" style:country-asian="none" style:font-name-complex="Lohit Hindi1" style:font-family-complex="'Lohit Hindi'" style:font-family-generic-complex="system" style:font-pitch-complex="variable" style:font-size-complex="18pt" style:language-complex="zxx" style:country-complex="none" fo:hyphenate="false" fo:hyphenation-push-char-count="2" loext:hyphenation-no-caps="false"/>
    </style:style>
    <style:style style:name="gray1" style:family="paragraph" style:parent-style-name="default" style:default-outline-level=""/>
    <style:style style:name="gray2" style:family="paragraph" style:parent-style-name="default" style:default-outline-level=""/>
    <style:style style:name="gray3" style:family="paragraph" style:parent-style-name="default" style:default-outline-level=""/>
    <style:style style:name="bw1" style:family="paragraph" style:parent-style-name="default" style:default-outline-level=""/>
    <style:style style:name="bw2" style:family="paragraph" style:parent-style-name="default" style:default-outline-level=""/>
    <style:style style:name="bw3" style:family="paragraph" style:parent-style-name="default" style:default-outline-level=""/>
    <style:style style:name="orange1" style:family="paragraph" style:parent-style-name="default" style:default-outline-level=""/>
    <style:style style:name="orange2" style:family="paragraph" style:parent-style-name="default" style:default-outline-level=""/>
    <style:style style:name="orange3" style:family="paragraph" style:parent-style-name="default" style:default-outline-level=""/>
    <style:style style:name="turquise1" style:family="paragraph" style:parent-style-name="default" style:default-outline-level=""/>
    <style:style style:name="turquise2" style:family="paragraph" style:parent-style-name="default" style:default-outline-level=""/>
    <style:style style:name="turquise3" style:family="paragraph" style:parent-style-name="default" style:default-outline-level=""/>
    <style:style style:name="blue1" style:family="paragraph" style:parent-style-name="default" style:default-outline-level=""/>
    <style:style style:name="blue2" style:family="paragraph" style:parent-style-name="default" style:default-outline-level=""/>
    <style:style style:name="blue3" style:family="paragraph" style:parent-style-name="default" style:default-outline-level=""/>
    <style:style style:name="sun1" style:family="paragraph" style:parent-style-name="default" style:default-outline-level=""/>
    <style:style style:name="sun2" style:family="paragraph" style:parent-style-name="default" style:default-outline-level=""/>
    <style:style style:name="sun3" style:family="paragraph" style:parent-style-name="default" style:default-outline-level=""/>
    <style:style style:name="earth1" style:family="paragraph" style:parent-style-name="default" style:default-outline-level=""/>
    <style:style style:name="earth2" style:family="paragraph" style:parent-style-name="default" style:default-outline-level=""/>
    <style:style style:name="earth3" style:family="paragraph" style:parent-style-name="default" style:default-outline-level=""/>
    <style:style style:name="green1" style:family="paragraph" style:parent-style-name="default" style:default-outline-level=""/>
    <style:style style:name="green2" style:family="paragraph" style:parent-style-name="default" style:default-outline-level=""/>
    <style:style style:name="green3" style:family="paragraph" style:parent-style-name="default" style:default-outline-level=""/>
    <style:style style:name="seetang1" style:family="paragraph" style:parent-style-name="default" style:default-outline-level=""/>
    <style:style style:name="seetang2" style:family="paragraph" style:parent-style-name="default" style:default-outline-level=""/>
    <style:style style:name="seetang3" style:family="paragraph" style:parent-style-name="default" style:default-outline-level=""/>
    <style:style style:name="lightblue1" style:family="paragraph" style:parent-style-name="default" style:default-outline-level=""/>
    <style:style style:name="lightblue2" style:family="paragraph" style:parent-style-name="default" style:default-outline-level=""/>
    <style:style style:name="lightblue3" style:family="paragraph" style:parent-style-name="default" style:default-outline-level=""/>
    <style:style style:name="yellow1" style:family="paragraph" style:parent-style-name="default" style:default-outline-level=""/>
    <style:style style:name="yellow2" style:family="paragraph" style:parent-style-name="default" style:default-outline-level=""/>
    <style:style style:name="yellow3" style:family="paragraph" style:parent-style-name="default" style:default-outline-level=""/>
    <style:style style:name="WW-Título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Objetos_20_de_20_fondo" style:display-name="Objetos de 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 loext:hyphenation-no-caps="false"/>
    </style:style>
    <style:style style:name="Nota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 loext:hyphenation-no-caps="fals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</style:style>
    <style:style style:name="Esquema_20_6" style:display-name="Esquema 6" style:family="paragraph" style:parent-style-name="Esquema_20_5" style:default-outline-level=""/>
    <style:style style:name="Esquema_20_7" style:display-name="Esquema 7" style:family="paragraph" style:parent-style-name="Esquema_20_6" style:default-outline-level=""/>
    <style:style style:name="Esquema_20_8" style:display-name="Esquema 8" style:family="paragraph" style:parent-style-name="Esquema_20_7" style:default-outline-level=""/>
    <style:style style:name="Esquema_20_9" style:display-name="Esquema 9" style:family="paragraph" style:parent-style-name="Esquema_20_8" style:default-outline-level=""/>
    <style:style style:name="Fuente_20_de_20_párrafo_20_predeter." style:display-name="Fuente de párrafo predeter." style:family="text"/>
    <style:style style:name="WW8Num8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19cm" fo:margin-left="0cm" fo:margin-right="0cm" fo:margin-bottom="3.41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14.785cm" svg:y="0.002cm" svg:width="0.552cm" svg:height="0.469cm" draw:z-index="9"><draw:text-box><text:p text:style-name="Header"><text:page-number text:select-page="current">5</text:page-number></text:p></draw:text-box></draw:frame><draw:frame draw:style-name="Mfr2" draw:name="Picture" text:anchor-type="char" svg:width="15cm" svg:height="3.03cm" draw:z-index="4"><draw:image xlink:href="Pictures/100000000000029200000086F3A88ED98B7FB1B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0-06-04T16:47:00</meta:creation-date>
    <meta:initial-creator>Laura</meta:initial-creator>
    <dc:language>en-US</dc:language>
    <dc:date>2020-08-25T11:51:00.374526520</dc:date>
    <meta:editing-cycles>170</meta:editing-cycles>
    <dc:title>ÁREA: </dc:title>
    <meta:editing-duration>P1DT14H40M48S</meta:editing-duration>
    <meta:generator>LibreOffice/6.4.2.2$Linux_X86_64 LibreOffice_project/40$Build-2</meta:generator>
    <meta:document-statistic meta:table-count="1" meta:image-count="1" meta:object-count="0" meta:page-count="5" meta:paragraph-count="109" meta:word-count="1403" meta:character-count="9490" meta:non-whitespace-character-count="8139"/>
  </office:meta>
</office:document-meta>
</file>